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S Reference Sans Serif" svg:font-family="'MS Reference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82cm" svg:stroke-color="#ffffff" draw:marker-start-width="0.621cm" draw:marker-end-width="0.621cm" draw:fill="solid" draw:fill-color="#cc0000" draw:opacity="100%" draw:opacity-name="" draw:textarea-horizontal-align="justify" draw:textarea-vertical-align="middle" draw:auto-grow-height="false" fo:min-height="3.12cm" fo:min-width="3.248cm" fo:padding-top="0.264cm" fo:padding-bottom="0.264cm" fo:padding-left="0.389cm" fo:padding-right="0.389cm"/>
    </style:style>
    <style:style style:name="gr2" style:family="graphic" style:parent-style-name="standard">
      <style:graphic-properties draw:stroke="solid" svg:stroke-width="0.282cm" svg:stroke-color="#ffffff" draw:marker-start-width="0.621cm" draw:marker-end-width="0.621cm" draw:fill="solid" draw:fill-color="#ff9900" draw:opacity="100%" draw:opacity-name="" draw:textarea-horizontal-align="justify" draw:textarea-vertical-align="middle" draw:auto-grow-height="false" fo:min-height="3.12cm" fo:min-width="3.248cm" fo:padding-top="0.264cm" fo:padding-bottom="0.264cm" fo:padding-left="0.389cm" fo:padding-right="0.389cm"/>
    </style:style>
    <style:style style:name="gr3" style:family="graphic" style:parent-style-name="standard">
      <style:graphic-properties draw:stroke="solid" svg:stroke-width="0.282cm" svg:stroke-color="#ffffff" draw:marker-start-width="0.621cm" draw:marker-end-width="0.621cm" draw:fill="solid" draw:fill-color="#0066cc" draw:opacity="100%" draw:opacity-name="" draw:textarea-horizontal-align="justify" draw:textarea-vertical-align="middle" draw:auto-grow-height="false" fo:min-height="3.12cm" fo:min-width="3.248cm" fo:padding-top="0.264cm" fo:padding-bottom="0.264cm" fo:padding-left="0.389cm" fo:padding-right="0.389cm"/>
    </style:style>
    <style:style style:name="gr4" style:family="graphic" style:parent-style-name="standard">
      <style:graphic-properties draw:stroke="solid" svg:stroke-width="0.282cm" svg:stroke-color="#ffffff" draw:marker-start-width="0.621cm" draw:marker-end-width="0.621cm" draw:fill="solid" draw:fill-color="#009933" draw:opacity="100%" draw:opacity-name="" draw:textarea-horizontal-align="justify" draw:textarea-vertical-align="middle" draw:auto-grow-height="false" fo:min-height="3.12cm" fo:min-width="3.248cm" fo:padding-top="0.264cm" fo:padding-bottom="0.264cm" fo:padding-left="0.389cm" fo:padding-right="0.389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3.75cm" fo:min-width="4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159cm" svg:stroke-color="#ffffff" draw:marker-start-width="0.435cm" draw:marker-end-width="0.435cm" draw:fill="solid" draw:fill-color="#cc0000" draw:opacity="100%" draw:opacity-name="" draw:textarea-horizontal-align="justify" draw:textarea-vertical-align="middle" draw:auto-grow-height="false" fo:min-height="3.12cm" fo:min-width="3.24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9cm" svg:stroke-color="#ffffff" draw:marker-start-width="0.435cm" draw:marker-end-width="0.435cm" draw:fill="solid" draw:fill-color="#ff9900" draw:opacity="100%" draw:opacity-name="" draw:textarea-horizontal-align="justify" draw:textarea-vertical-align="middle" draw:auto-grow-height="false" fo:min-height="3.12cm" fo:min-width="3.24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width="0.159cm" svg:stroke-color="#ffffff" draw:marker-start-width="0.435cm" draw:marker-end-width="0.435cm" draw:fill="solid" draw:fill-color="#0066cc" draw:opacity="100%" draw:opacity-name="" draw:textarea-horizontal-align="justify" draw:textarea-vertical-align="middle" draw:auto-grow-height="false" fo:min-height="3.12cm" fo:min-width="3.248cm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width="0.159cm" svg:stroke-color="#ffffff" draw:marker-start-width="0.435cm" draw:marker-end-width="0.435cm" draw:fill="solid" draw:fill-color="#009933" draw:opacity="100%" draw:opacity-name="" draw:textarea-horizontal-align="justify" draw:textarea-vertical-align="middle" draw:auto-grow-height="false" fo:min-height="3.12cm" fo:min-width="3.248cm" fo:padding-top="0.201cm" fo:padding-bottom="0.201cm" fo:padding-left="0.326cm" fo:padding-right="0.326cm"/>
    </style:style>
    <style:style style:name="gr12" style:family="graphic" style:parent-style-name="standard">
      <style:graphic-properties draw:stroke="none" draw:fill="none" fo:min-height="3.94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cc0000" draw:opacity="100%"/>
      <style:paragraph-properties fo:text-align="center"/>
    </style:style>
    <style:style style:name="P2" style:family="paragraph">
      <loext:graphic-properties draw:fill="solid" draw:fill-color="#ff9900" draw:opacity="100%"/>
      <style:paragraph-properties fo:text-align="center"/>
    </style:style>
    <style:style style:name="P3" style:family="paragraph">
      <loext:graphic-properties draw:fill="solid" draw:fill-color="#0066cc" draw:opacity="100%"/>
      <style:paragraph-properties fo:text-align="center"/>
    </style:style>
    <style:style style:name="P4" style:family="paragraph">
      <loext:graphic-properties draw:fill="solid" draw:fill-color="#009933" draw:opacity="100%"/>
      <style:paragraph-properties fo:text-align="center"/>
    </style:style>
    <style:style style:name="P5" style:family="paragraph">
      <style:paragraph-properties fo:text-align="center"/>
      <style:text-properties fo:color="#ffffff" fo:font-size="100pt" fo:font-style="normal" style:font-size-asian="120pt" style:font-size-complex="120pt"/>
    </style:style>
    <style:style style:name="P6" style:family="paragraph">
      <loext:graphic-properties draw:fill="none"/>
      <style:paragraph-properties fo:text-align="center"/>
      <style:text-properties fo:color="#ffffff" fo:font-size="100pt" fo:font-style="normal" fo:font-weight="bold" style:font-size-asian="120pt" style:font-style-asian="italic" style:font-weight-asian="bold" style:font-size-complex="120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  <style:text-properties fo:color="#ffffff" fo:font-size="100pt" fo:font-style="normal" style:font-size-asian="120pt" style:font-size-complex="120pt"/>
    </style:style>
    <style:style style:name="T1" style:family="text">
      <style:text-properties fo:font-weight="bold" style:font-size-asian="120pt" style:font-style-asian="italic" style:font-weight-asian="bold" style:font-size-complex="1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6.4cm" svg:height="5.8cm" svg:x="9.092cm" svg:y="7.4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6.4cm" svg:height="5.8cm" draw:transform="rotate (-0.172962128872638) translate (10.787cm 6.80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6.4cm" svg:height="5.8cm" draw:transform="rotate (-0.365821011218011) translate (12.615cm 6.31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6.4cm" svg:height="5.8cm" draw:transform="rotate (0.516791991515521) translate (11.67cm 9.45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5.4cm" svg:height="4cm" svg:x="13.292cm" svg:y="8.375cm">
          <text:p text:style-name="P5"><text:span text:style-name="T1">FP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.8cm" svg:height="0.962cm" svg:x="0.8cm" svg:y="1cm">
          <draw:text-box>
            <text:p>large format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8" draw:text-style-name="P1" draw:layer="layout" svg:width="6.4cm" svg:height="5.8cm" svg:x="9.092cm" svg:y="7.47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2" draw:layer="layout" svg:width="6.4cm" svg:height="5.8cm" draw:transform="rotate (-0.172962128872638) translate (10.787cm 6.809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0" draw:text-style-name="P3" draw:layer="layout" svg:width="6.4cm" svg:height="5.8cm" draw:transform="rotate (-0.365821011218011) translate (12.615cm 6.318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1" draw:text-style-name="P4" draw:layer="layout" svg:width="6.4cm" svg:height="5.8cm" draw:transform="rotate (0.516791991515521) translate (11.67cm 9.457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6" draw:text-style-name="P7" draw:layer="layout" svg:width="7.8cm" svg:height="0.962cm" svg:x="0.8cm" svg:y="1cm">
          <draw:text-box>
            <text:p>small format</text:p>
          </draw:text-box>
        </draw:frame>
        <draw:frame draw:style-name="gr12" draw:text-style-name="P9" draw:layer="layout" svg:width="5.011cm" svg:height="4.193cm" svg:x="13.589cm" svg:y="8.207cm">
          <draw:text-box>
            <text:p text:style-name="P5"><text:span text:style-name="T1">F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S Reference Sans Serif" svg:font-family="'MS Reference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9:44:37.978000000</meta:creation-date>
    <dc:date>2016-11-03T20:06:54.766000000</dc:date>
    <meta:editing-duration>PT3M39S</meta:editing-duration>
    <meta:editing-cycles>2</meta:editing-cycles>
    <meta:generator>LibreOffice/5.1.5.2$Windows_X86_64 LibreOffice_project/7a864d8825610a8c07cfc3bc01dd4fce6a9447e5</meta:generator>
    <meta:document-statistic meta:object-count="38"/>
  </office:meta>
</office:document-meta>
</file>